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6cm" fo:min-width="0.7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6cm" fo:min-width="1.4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2cm" fo:min-width="1.18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15cm" fo:min-width="0.583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font-size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line draw:style-name="gr1" draw:text-style-name="P1" draw:layer="layout" svg:x1="13.062cm" svg:y1="11.012cm" svg:x2="12.758cm" svg:y2="10.899cm">
            <text:p/>
          </draw:line>
          <draw:line draw:style-name="gr1" draw:text-style-name="P1" draw:layer="layout" svg:x1="13.356cm" svg:y1="10.655cm" svg:x2="12.759cm" svg:y2="10.901cm">
            <text:p/>
          </draw:line>
          <draw:line draw:style-name="gr1" draw:text-style-name="P1" draw:layer="layout" svg:x1="13.368cm" svg:y1="10.183cm" svg:x2="12.748cm" svg:y2="9.946cm">
            <text:p/>
          </draw:line>
          <draw:line draw:style-name="gr1" draw:text-style-name="P1" draw:layer="layout" svg:x1="13.371cm" svg:y1="10.667cm" svg:x2="12.751cm" svg:y2="10.43cm">
            <text:p/>
          </draw:line>
          <draw:line draw:style-name="gr1" draw:text-style-name="P1" draw:layer="layout" svg:x1="13.364cm" svg:y1="10.173cm" svg:x2="12.767cm" svg:y2="10.419cm">
            <text:p/>
          </draw:line>
          <draw:line draw:style-name="gr1" draw:text-style-name="P1" draw:layer="layout" svg:x1="13.342cm" svg:y1="9.694cm" svg:x2="12.745cm" svg:y2="9.94cm">
            <text:p/>
          </draw:line>
          <draw:line draw:style-name="gr1" draw:text-style-name="P1" draw:layer="layout" svg:x1="13.312cm" svg:y1="9.699cm" svg:x2="13.008cm" svg:y2="9.586cm">
            <text:p/>
          </draw:line>
        </draw:g>
        <draw:frame draw:style-name="gr2" draw:text-style-name="P2" draw:layer="layout" svg:width="2.013cm" svg:height="1.516cm" svg:x="6.308cm" svg:y="8.722cm">
          <draw:text-box draw:corner-radius="0.694cm">
            <text:p><text:span text:style-name="T1">V_in</text:span></text:p>
          </draw:text-box>
        </draw:frame>
        <draw:frame draw:style-name="gr3" draw:text-style-name="P2" draw:layer="layout" svg:width="2.537cm" svg:height="1.436cm" svg:x="9.387cm" svg:y="6.289cm">
          <draw:text-box>
            <text:p><text:span text:style-name="T1">C1</text:span></text:p>
          </draw:text-box>
        </draw:frame>
        <draw:frame draw:style-name="gr4" draw:text-style-name="P2" draw:layer="layout" svg:width="1.996cm" svg:height="1.572cm" svg:x="24.338cm" svg:y="7.62cm">
          <draw:text-box>
            <text:p><text:span text:style-name="T1">out</text:span></text:p>
          </draw:text-box>
        </draw:frame>
        <draw:g>
          <draw:line draw:style-name="gr1" draw:text-style-name="P1" draw:layer="layout" svg:x1="8.781cm" svg:y1="13.758cm" svg:x2="7.232cm" svg:y2="13.772cm">
            <text:p/>
          </draw:line>
          <draw:line draw:style-name="gr1" draw:text-style-name="P1" draw:layer="layout" svg:x1="8.782cm" svg:y1="13.75cm" svg:x2="7.233cm" svg:y2="13.764cm">
            <text:p/>
          </draw:line>
          <draw:line draw:style-name="gr1" draw:text-style-name="P1" draw:layer="layout" svg:x1="7.655cm" svg:y1="14.072cm" svg:x2="8.425cm" svg:y2="14.072cm">
            <text:p/>
          </draw:line>
          <draw:line draw:style-name="gr1" draw:text-style-name="P1" draw:layer="layout" svg:x1="7.863cm" svg:y1="14.341cm" svg:x2="8.233cm" svg:y2="14.341cm">
            <text:p/>
          </draw:line>
          <draw:line draw:style-name="gr1" draw:text-style-name="P1" draw:layer="layout" svg:x1="8.027cm" svg:y1="13.739cm" svg:x2="8.033cm" svg:y2="13.046cm">
            <text:p/>
          </draw:line>
        </draw:g>
        <draw:g>
          <draw:line draw:style-name="gr1" draw:text-style-name="P1" draw:layer="layout" svg:x1="18.75cm" svg:y1="13.759cm" svg:x2="17.201cm" svg:y2="13.773cm">
            <text:p/>
          </draw:line>
          <draw:line draw:style-name="gr1" draw:text-style-name="P1" draw:layer="layout" svg:x1="18.751cm" svg:y1="13.751cm" svg:x2="17.202cm" svg:y2="13.765cm">
            <text:p/>
          </draw:line>
          <draw:line draw:style-name="gr1" draw:text-style-name="P1" draw:layer="layout" svg:x1="17.624cm" svg:y1="14.073cm" svg:x2="18.394cm" svg:y2="14.073cm">
            <text:p/>
          </draw:line>
          <draw:line draw:style-name="gr1" draw:text-style-name="P1" draw:layer="layout" svg:x1="17.832cm" svg:y1="14.342cm" svg:x2="18.202cm" svg:y2="14.342cm">
            <text:p/>
          </draw:line>
          <draw:line draw:style-name="gr1" draw:text-style-name="P1" draw:layer="layout" svg:x1="17.996cm" svg:y1="13.74cm" svg:x2="18.002cm" svg:y2="13.047cm">
            <text:p/>
          </draw:line>
        </draw:g>
        <draw:g>
          <draw:line draw:style-name="gr1" draw:text-style-name="P1" draw:layer="layout" svg:x1="13.766cm" svg:y1="13.72cm" svg:x2="12.217cm" svg:y2="13.734cm">
            <text:p/>
          </draw:line>
          <draw:line draw:style-name="gr1" draw:text-style-name="P1" draw:layer="layout" svg:x1="13.767cm" svg:y1="13.712cm" svg:x2="12.218cm" svg:y2="13.726cm">
            <text:p/>
          </draw:line>
          <draw:line draw:style-name="gr1" draw:text-style-name="P1" draw:layer="layout" svg:x1="12.64cm" svg:y1="14.034cm" svg:x2="13.41cm" svg:y2="14.034cm">
            <text:p/>
          </draw:line>
          <draw:line draw:style-name="gr1" draw:text-style-name="P1" draw:layer="layout" svg:x1="12.848cm" svg:y1="14.303cm" svg:x2="13.218cm" svg:y2="14.303cm">
            <text:p/>
          </draw:line>
          <draw:line draw:style-name="gr1" draw:text-style-name="P1" draw:layer="layout" svg:x1="13.012cm" svg:y1="13.701cm" svg:x2="13.018cm" svg:y2="13.008cm">
            <text:p/>
          </draw:line>
        </draw:g>
        <draw:line draw:style-name="gr1" draw:text-style-name="P1" draw:layer="layout" svg:x1="8.014cm" svg:y1="12.999cm" svg:x2="8.053cm" svg:y2="8.014cm">
          <text:p/>
        </draw:line>
        <draw:line draw:style-name="gr1" draw:text-style-name="P1" draw:layer="layout" svg:x1="9.28cm" svg:y1="8.014cm" svg:x2="8.054cm" svg:y2="8.015cm">
          <text:p/>
        </draw:line>
        <draw:g>
          <draw:line draw:style-name="gr1" draw:text-style-name="P1" draw:layer="layout" svg:x1="9.562cm" svg:y1="8.896cm" svg:x2="9.562cm" svg:y2="7.103cm">
            <text:p/>
          </draw:line>
          <draw:line draw:style-name="gr1" draw:text-style-name="P1" draw:layer="layout" svg:x1="9.562cm" svg:y1="8.896cm" svg:x2="9.562cm" svg:y2="7.103cm">
            <text:p/>
          </draw:line>
          <draw:line draw:style-name="gr1" draw:text-style-name="P1" draw:layer="layout" svg:x1="10.061cm" svg:y1="8.896cm" svg:x2="10.061cm" svg:y2="7.103cm">
            <text:p/>
          </draw:line>
          <draw:line draw:style-name="gr1" draw:text-style-name="P1" draw:layer="layout" svg:x1="10.736cm" svg:y1="8.013cm" svg:x2="10.059cm" svg:y2="7.999cm">
            <text:p/>
          </draw:line>
          <draw:line draw:style-name="gr1" draw:text-style-name="P1" draw:layer="layout" svg:x1="9.573cm" svg:y1="8.013cm" svg:x2="8.896cm" svg:y2="7.999cm">
            <text:p/>
          </draw:line>
        </draw:g>
        <draw:line draw:style-name="gr1" draw:text-style-name="P1" draw:layer="layout" svg:x1="12.999cm" svg:y1="11.043cm" svg:x2="12.999cm" svg:y2="13.037cm">
          <text:p/>
        </draw:line>
        <draw:line draw:style-name="gr1" draw:text-style-name="P1" draw:layer="layout" svg:x1="18.981cm" svg:y1="8.014cm" svg:x2="10.468cm" svg:y2="8.014cm">
          <text:p/>
        </draw:line>
        <draw:line draw:style-name="gr1" draw:text-style-name="P1" draw:layer="layout" svg:x1="12.999cm" svg:y1="8.015cm" svg:x2="12.999cm" svg:y2="9.624cm">
          <text:p/>
        </draw:line>
        <draw:custom-shape draw:style-name="gr5" draw:text-style-name="P3" draw:layer="layout" svg:width="1.531cm" svg:height="1.505cm" svg:x="7.249cm" svg:y="9.461cm">
          <text:p text:style-name="P3">+</text:p>
          <text:p text:style-name="P3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984cm" svg:y1="12.27cm" svg:x2="17.984cm" svg:y2="13.343cm">
          <text:p/>
        </draw:line>
        <draw:g>
          <draw:line draw:style-name="gr1" draw:text-style-name="P1" draw:layer="layout" svg:x1="18.048cm" svg:y1="12.239cm" svg:x2="17.744cm" svg:y2="12.126cm">
            <text:p/>
          </draw:line>
          <draw:line draw:style-name="gr1" draw:text-style-name="P1" draw:layer="layout" svg:x1="18.342cm" svg:y1="11.882cm" svg:x2="17.745cm" svg:y2="12.128cm">
            <text:p/>
          </draw:line>
          <draw:line draw:style-name="gr1" draw:text-style-name="P1" draw:layer="layout" svg:x1="18.354cm" svg:y1="11.41cm" svg:x2="17.734cm" svg:y2="11.173cm">
            <text:p/>
          </draw:line>
          <draw:line draw:style-name="gr1" draw:text-style-name="P1" draw:layer="layout" svg:x1="18.357cm" svg:y1="11.894cm" svg:x2="17.737cm" svg:y2="11.657cm">
            <text:p/>
          </draw:line>
          <draw:line draw:style-name="gr1" draw:text-style-name="P1" draw:layer="layout" svg:x1="18.35cm" svg:y1="11.4cm" svg:x2="17.753cm" svg:y2="11.646cm">
            <text:p/>
          </draw:line>
          <draw:line draw:style-name="gr1" draw:text-style-name="P1" draw:layer="layout" svg:x1="18.328cm" svg:y1="10.921cm" svg:x2="17.731cm" svg:y2="11.167cm">
            <text:p/>
          </draw:line>
          <draw:line draw:style-name="gr1" draw:text-style-name="P1" draw:layer="layout" svg:x1="18.298cm" svg:y1="10.926cm" svg:x2="17.994cm" svg:y2="10.813cm">
            <text:p/>
          </draw:line>
        </draw:g>
        <draw:line draw:style-name="gr1" draw:text-style-name="P1" draw:layer="layout" svg:x1="18.022cm" svg:y1="9.049cm" svg:x2="18.022cm" svg:y2="10.851cm">
          <text:p/>
        </draw:line>
        <draw:line draw:style-name="gr1" draw:text-style-name="P1" draw:layer="layout" svg:x1="18.022cm" svg:y1="9.049cm" svg:x2="18.981cm" svg:y2="9.049cm">
          <text:p/>
        </draw:line>
        <draw:g>
          <draw:glue-point draw:id="4" svg:x="-4.828cm" svg:y="-2.346cm"/>
          <draw:glue-point draw:id="5" svg:x="-4.828cm" svg:y="2.296cm"/>
          <draw:custom-shape draw:style-name="gr6" draw:text-style-name="P4" draw:layer="layout" svg:width="2.796cm" svg:height="2.563cm" draw:transform="rotate (1.5707963267949) translate (18.992cm 9.87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7" draw:text-style-name="P5" draw:layer="layout" svg:width="0.875cm" svg:height="2.384cm" svg:x="18.977cm" svg:y="7.345cm">
            <draw:text-box>
              <text:p>+</text:p>
              <text:p/>
              <text:p>-</text:p>
            </draw:text-box>
          </draw:frame>
        </draw:g>
        <draw:line draw:style-name="gr1" draw:text-style-name="P1" draw:layer="layout" svg:x1="24.963cm" svg:y1="8.474cm" svg:x2="21.474cm" svg:y2="8.474cm">
          <text:p/>
        </draw:line>
        <draw:line draw:style-name="gr1" draw:text-style-name="P1" draw:layer="layout" svg:x1="19.978cm" svg:y1="10.43cm" svg:x2="18.023cm" svg:y2="10.43cm">
          <text:p/>
        </draw:line>
        <draw:g>
          <draw:line draw:style-name="gr1" draw:text-style-name="P1" draw:layer="layout" svg:x1="21.403cm" svg:y1="10.408cm" svg:x2="21.291cm" svg:y2="10.712cm">
            <text:p/>
          </draw:line>
          <draw:line draw:style-name="gr1" draw:text-style-name="P1" draw:layer="layout" svg:x1="21.045cm" svg:y1="10.115cm" svg:x2="21.293cm" svg:y2="10.711cm">
            <text:p/>
          </draw:line>
          <draw:line draw:style-name="gr1" draw:text-style-name="P1" draw:layer="layout" svg:x1="20.573cm" svg:y1="10.104cm" svg:x2="20.338cm" svg:y2="10.725cm">
            <text:p/>
          </draw:line>
          <draw:line draw:style-name="gr1" draw:text-style-name="P1" draw:layer="layout" svg:x1="21.057cm" svg:y1="10.1cm" svg:x2="20.822cm" svg:y2="10.721cm">
            <text:p/>
          </draw:line>
          <draw:line draw:style-name="gr1" draw:text-style-name="P1" draw:layer="layout" svg:x1="20.563cm" svg:y1="10.108cm" svg:x2="20.811cm" svg:y2="10.704cm">
            <text:p/>
          </draw:line>
          <draw:line draw:style-name="gr1" draw:text-style-name="P1" draw:layer="layout" svg:x1="20.084cm" svg:y1="10.132cm" svg:x2="20.332cm" svg:y2="10.728cm">
            <text:p/>
          </draw:line>
          <draw:line draw:style-name="gr1" draw:text-style-name="P1" draw:layer="layout" svg:x1="20.089cm" svg:y1="10.162cm" svg:x2="19.977cm" svg:y2="10.466cm">
            <text:p/>
          </draw:line>
        </draw:g>
        <draw:line draw:style-name="gr1" draw:text-style-name="P1" draw:layer="layout" svg:x1="23.354cm" svg:y1="10.43cm" svg:x2="21.399cm" svg:y2="10.43cm">
          <text:p/>
        </draw:line>
        <draw:line draw:style-name="gr1" draw:text-style-name="P1" draw:layer="layout" svg:x1="23.355cm" svg:y1="10.43cm" svg:x2="23.391cm" svg:y2="8.436cm">
          <text:p/>
        </draw:line>
        <draw:line draw:style-name="gr1" draw:text-style-name="P1" draw:layer="layout" svg:x1="23.355cm" svg:y1="10.43cm" svg:x2="21.4cm" svg:y2="10.43cm">
          <text:p/>
        </draw:line>
        <draw:frame draw:style-name="gr3" draw:text-style-name="P2" draw:layer="layout" svg:width="2.537cm" svg:height="1.436cm" svg:x="20.249cm" svg:y="10.622cm">
          <draw:text-box>
            <text:p><text:span text:style-name="T1">R4</text:span></text:p>
          </draw:text-box>
        </draw:frame>
        <draw:frame draw:style-name="gr3" draw:text-style-name="P2" draw:layer="layout" svg:width="2.537cm" svg:height="1.436cm" svg:x="16.712cm" svg:y="11.159cm">
          <draw:text-box>
            <text:p><text:span text:style-name="T1">R3</text:span></text:p>
          </draw:text-box>
        </draw:frame>
        <draw:frame draw:style-name="gr3" draw:text-style-name="P2" draw:layer="layout" svg:width="2.537cm" svg:height="1.436cm" svg:x="13.223cm" svg:y="9.856cm">
          <draw:text-box>
            <text:p><text:span text:style-name="T1">R1</text:span></text:p>
          </draw:text-box>
        </draw:frame>
        <draw:custom-shape draw:style-name="gr8" draw:text-style-name="P4" draw:layer="layout" svg:width="0.348cm" svg:height="0.35cm" svg:x="7.826cm" svg:y="12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8cm" svg:y="7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12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19cm" svg:y="10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2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23.1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8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7.82cm" svg:y="10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053cm" svg:y1="4.946cm" svg:x2="8.054cm" svg:y2="8.016cm">
          <text:p/>
        </draw:line>
        <draw:line draw:style-name="gr1" draw:text-style-name="P1" draw:layer="layout" svg:x1="8.054cm" svg:y1="4.946cm" svg:x2="9.011cm" svg:y2="4.946cm">
          <text:p/>
        </draw:line>
        <draw:g>
          <draw:line draw:style-name="gr1" draw:text-style-name="P1" draw:layer="layout" svg:x1="9.562cm" svg:y1="8.897cm" svg:x2="9.562cm" svg:y2="7.104cm">
            <text:p/>
          </draw:line>
          <draw:line draw:style-name="gr1" draw:text-style-name="P1" draw:layer="layout" svg:x1="9.562cm" svg:y1="8.897cm" svg:x2="9.562cm" svg:y2="7.104cm">
            <text:p/>
          </draw:line>
          <draw:line draw:style-name="gr1" draw:text-style-name="P1" draw:layer="layout" svg:x1="10.061cm" svg:y1="8.897cm" svg:x2="10.061cm" svg:y2="7.104cm">
            <text:p/>
          </draw:line>
          <draw:line draw:style-name="gr1" draw:text-style-name="P1" draw:layer="layout" svg:x1="10.736cm" svg:y1="8.014cm" svg:x2="10.059cm" svg:y2="8cm">
            <text:p/>
          </draw:line>
          <draw:line draw:style-name="gr1" draw:text-style-name="P1" draw:layer="layout" svg:x1="9.573cm" svg:y1="8.014cm" svg:x2="8.896cm" svg:y2="8cm">
            <text:p/>
          </draw:line>
        </draw:g>
        <draw:g>
          <draw:line draw:style-name="gr1" draw:text-style-name="P1" draw:layer="layout" svg:x1="9.18cm" svg:y1="5.766cm" svg:x2="9.18cm" svg:y2="4.091cm">
            <text:p/>
          </draw:line>
          <draw:line draw:style-name="gr1" draw:text-style-name="P1" draw:layer="layout" svg:x1="9.18cm" svg:y1="5.766cm" svg:x2="9.18cm" svg:y2="4.091cm">
            <text:p/>
          </draw:line>
          <draw:line draw:style-name="gr1" draw:text-style-name="P1" draw:layer="layout" svg:x1="9.564cm" svg:y1="5.766cm" svg:x2="9.564cm" svg:y2="4.091cm">
            <text:p/>
          </draw:line>
          <draw:line draw:style-name="gr1" draw:text-style-name="P1" draw:layer="layout" svg:x1="10.085cm" svg:y1="4.941cm" svg:x2="9.563cm" svg:y2="4.928cm">
            <text:p/>
          </draw:line>
          <draw:line draw:style-name="gr1" draw:text-style-name="P1" draw:layer="layout" svg:x1="9.188cm" svg:y1="4.941cm" svg:x2="8.666cm" svg:y2="4.928cm">
            <text:p/>
          </draw:line>
        </draw:g>
        <draw:line draw:style-name="gr1" draw:text-style-name="P1" draw:layer="layout" svg:x1="9.819cm" svg:y1="4.946cm" svg:x2="11.12cm" svg:y2="4.946cm">
          <text:p/>
        </draw:line>
        <draw:g>
          <draw:line draw:style-name="gr1" draw:text-style-name="P1" draw:layer="layout" svg:x1="11.175cm" svg:y1="5.767cm" svg:x2="11.175cm" svg:y2="4.092cm">
            <text:p/>
          </draw:line>
          <draw:line draw:style-name="gr1" draw:text-style-name="P1" draw:layer="layout" svg:x1="11.175cm" svg:y1="5.767cm" svg:x2="11.175cm" svg:y2="4.092cm">
            <text:p/>
          </draw:line>
          <draw:line draw:style-name="gr1" draw:text-style-name="P1" draw:layer="layout" svg:x1="11.559cm" svg:y1="5.767cm" svg:x2="11.559cm" svg:y2="4.092cm">
            <text:p/>
          </draw:line>
          <draw:line draw:style-name="gr1" draw:text-style-name="P1" draw:layer="layout" svg:x1="12.08cm" svg:y1="4.942cm" svg:x2="11.558cm" svg:y2="4.929cm">
            <text:p/>
          </draw:line>
          <draw:line draw:style-name="gr1" draw:text-style-name="P1" draw:layer="layout" svg:x1="11.183cm" svg:y1="4.942cm" svg:x2="10.661cm" svg:y2="4.929cm">
            <text:p/>
          </draw:line>
        </draw:g>
        <draw:line draw:style-name="gr1" draw:text-style-name="P1" draw:layer="layout" svg:x1="11.89cm" svg:y1="4.946cm" svg:x2="12.961cm" svg:y2="4.946cm">
          <text:p/>
        </draw:line>
        <draw:line draw:style-name="gr1" draw:text-style-name="P1" draw:layer="layout" svg:x1="12.999cm" svg:y1="7.822cm" svg:x2="12.999cm" svg:y2="4.946cm">
          <text:p/>
        </draw:line>
        <draw:custom-shape draw:style-name="gr8" draw:text-style-name="P4" draw:layer="layout" svg:width="0.348cm" svg:height="0.35cm" svg:x="7.919cm" svg:y="7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2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827cm" svg:y="12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7.921cm" svg:y="4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48cm" svg:height="0.35cm" svg:x="12.819cm" svg:y="4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2.537cm" svg:height="1.436cm" svg:x="8.084cm" svg:y="3.259cm">
          <draw:text-box>
            <text:p><text:span text:style-name="T1">C2</text:span></text:p>
          </draw:text-box>
        </draw:frame>
        <draw:frame draw:style-name="gr3" draw:text-style-name="P2" draw:layer="layout" svg:width="2.537cm" svg:height="1.436cm" svg:x="10.845cm" svg:y="3.145cm">
          <draw:text-box>
            <text:p><text:span text:style-name="T1">C3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05T19:47:26.547626833</meta:creation-date>
    <dc:date>2021-06-08T09:32:38.456465201</dc:date>
    <meta:editing-duration>PT21H43M5S</meta:editing-duration>
    <meta:editing-cycles>23</meta:editing-cycles>
    <meta:generator>LibreOffice/6.4.7.2$Linux_X86_64 LibreOffice_project/40$Build-2</meta:generator>
    <meta:document-statistic meta:object-count="130"/>
  </office:meta>
</office:document-meta>
</file>